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F6000000CDD994C7152F9285BD.png" manifest:media-type="image/png"/>
  <manifest:file-entry manifest:full-path="Pictures/1000000000000298000001D10B8148A5B809B1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3.5pt" style:font-size-asian="13.5pt" style:font-name-complex="Verdana1" style:font-size-complex="13.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Verdana" fo:font-weight="bold" style:font-weight-asian="bold" style:font-name-complex="Verdana1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style:font-weight-asian="bold" style:font-name-complex="Verdana1"/>
    </style:style>
    <style:style style:name="P5" style:family="paragraph" style:parent-style-name="Standard">
      <style:paragraph-properties fo:text-align="center" style:justify-single-word="false"/>
      <style:text-properties fo:color="#008000" style:font-name="Verdana" fo:font-size="10pt" fo:font-weight="bold" style:font-size-asian="10pt" style:font-weight-asian="bold" style:font-name-complex="Verdana1" style:font-size-complex="10pt"/>
    </style:style>
    <style:style style:name="P6" style:family="paragraph" style:parent-style-name="Text_20_body">
      <style:text-properties fo:color="#000000" style:font-name="Verdana" fo:font-size="12pt" style:font-size-asian="12pt" style:font-name-complex="Verdana1" style:font-size-complex="12pt"/>
    </style:style>
    <style:style style:name="P7" style:family="paragraph" style:parent-style-name="Text_20_body">
      <style:text-properties fo:color="#000000"/>
    </style:style>
    <style:style style:name="P8" style:family="paragraph" style:parent-style-name="Text_20_body">
      <style:paragraph-properties fo:text-align="center" style:justify-single-word="false"/>
      <style:text-properties style:font-name="Verdana" fo:font-size="11pt" fo:font-weight="bold" style:font-size-asian="11pt" style:font-weight-asian="bold" style:font-name-complex="Verdana1" style:font-size-complex="11pt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color="#008000" style:font-name="Verdana" fo:font-size="10pt" fo:font-weight="bold" style:font-size-asian="10pt" style:font-weight-asian="bold" style:font-name-complex="Verdana1" style:font-size-complex="10pt"/>
    </style:style>
    <style:style style:name="P11" style:family="paragraph" style:parent-style-name="Text_20_body" style:list-style-name="">
      <style:paragraph-properties fo:margin-left="0in" fo:margin-right="0in" fo:margin-top="0in" fo:margin-bottom="0in" loext:contextual-spacing="false" fo:text-indent="0in" style:auto-text-indent="false"/>
    </style:style>
    <style:style style:name="P12" style:family="paragraph" style:parent-style-name="Heading_20_1" style:list-style-name="WWNum2"/>
    <style:style style:name="P13" style:family="paragraph" style:parent-style-name="Heading_20_1" style:list-style-name="WWNum2">
      <style:paragraph-properties fo:margin-top="0in" fo:margin-bottom="0in" loext:contextual-spacing="false"/>
    </style:style>
    <style:style style:name="P14" style:family="paragraph" style:parent-style-name="Heading_20_1" style:list-style-name="WWNum2">
      <style:paragraph-properties fo:margin-top="0in" fo:margin-bottom="0in" loext:contextual-spacing="false"/>
      <style:text-properties fo:font-variant="small-caps" fo:color="#008000" style:font-name="Verdana" fo:font-size="12pt" style:font-size-asian="12pt" style:font-name-complex="Verdana1" style:font-size-complex="12pt"/>
    </style:style>
    <style:style style:name="P15" style:family="paragraph" style:parent-style-name="Heading_20_1" style:list-style-name="WWNum2">
      <style:paragraph-properties fo:margin-top="0in" fo:margin-bottom="0in" loext:contextual-spacing="false"/>
      <style:text-properties fo:font-variant="small-caps" fo:color="#008000" style:font-name="Verdana" fo:font-size="12pt" style:font-size-asian="12pt" style:font-name-complex="Tahoma" style:font-size-complex="12pt"/>
    </style:style>
    <style:style style:name="P16" style:family="paragraph" style:parent-style-name="Heading_20_1" style:list-style-name="">
      <style:paragraph-properties fo:margin-left="0in" fo:margin-right="0in" fo:margin-top="0in" fo:margin-bottom="0in" loext:contextual-spacing="false" fo:text-indent="0in" style:auto-text-indent="false"/>
      <style:text-properties fo:color="#000000" style:font-name="Verdana" fo:font-size="12pt" style:font-size-asian="12pt" style:font-name-complex="Verdana1" style:font-size-complex="12pt"/>
    </style:style>
    <style:style style:name="P17" style:family="paragraph" style:parent-style-name="Heading_20_1" style:list-style-name="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18" style:family="paragraph" style:parent-style-name="Normal_20__28_Web_29_">
      <style:paragraph-properties fo:margin-top="0in" fo:margin-bottom="0in" loext:contextual-spacing="false"/>
    </style:style>
    <style:style style:name="P19" style:family="paragraph" style:parent-style-name="Normal_20__28_Web_29_">
      <style:paragraph-properties fo:margin-top="0in" fo:margin-bottom="0in" loext:contextual-spacing="false"/>
      <style:text-properties fo:font-size="20pt" style:font-size-asian="20pt" style:font-size-complex="20pt"/>
    </style:style>
    <style:style style:name="P20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21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style:font-size-asian="10pt" style:font-name-complex="Verdana1" style:font-size-complex="10pt"/>
    </style:style>
    <style:style style:name="P22" style:family="paragraph" style:parent-style-name="Normal_20__28_Web_29_">
      <style:paragraph-properties fo:margin-top="0in" fo:margin-bottom="0in" loext:contextual-spacing="false"/>
      <style:text-properties fo:color="#000000" style:font-name="Verdana" fo:font-size="13.5pt" style:font-size-asian="13.5pt" style:font-name-complex="Verdana1" style:font-size-complex="13.5pt"/>
    </style:style>
    <style:style style:name="P23" style:family="paragraph" style:parent-style-name="Normal_20__28_Web_29_">
      <style:paragraph-properties fo:margin-top="0in" fo:margin-bottom="0in" loext:contextual-spacing="false"/>
      <style:text-properties fo:color="#000000" fo:font-size="13.5pt" style:font-size-asian="13.5pt" style:font-size-complex="13.5pt"/>
    </style:style>
    <style:style style:name="P24" style:family="paragraph" style:parent-style-name="Normal_20__28_Web_29_">
      <style:paragraph-properties fo:margin-top="0in" fo:margin-bottom="0in" loext:contextual-spacing="false"/>
      <style:text-properties fo:color="#000000"/>
    </style:style>
    <style:style style:name="P25" style:family="paragraph" style:parent-style-name="Normal_20__28_Web_29_">
      <style:paragraph-properties fo:margin-top="0in" fo:margin-bottom="0in" loext:contextual-spacing="false"/>
      <style:text-properties fo:color="#000000" fo:font-weight="bold" style:font-weight-asian="bold"/>
    </style:style>
    <style:style style:name="P26" style:family="paragraph" style:parent-style-name="Normal_20__28_Web_29_">
      <style:paragraph-properties fo:margin-top="0in" fo:margin-bottom="0in" loext:contextual-spacing="false"/>
      <style:text-properties fo:color="#008000"/>
    </style:style>
    <style:style style:name="P27" style:family="paragraph" style:parent-style-name="Normal_20__28_Web_29_">
      <style:paragraph-properties fo:margin-top="0in" fo:margin-bottom="0in" loext:contextual-spacing="false"/>
      <style:text-properties style:font-name="Verdana" fo:font-size="10pt" style:font-size-asian="10pt" style:font-name-complex="Verdana1" style:font-size-complex="10pt"/>
    </style:style>
    <style:style style:name="P28" style:family="paragraph" style:parent-style-name="Normal_20__28_Web_29_">
      <style:paragraph-properties fo:margin-top="0.0835in" fo:margin-bottom="0in" loext:contextual-spacing="false"/>
    </style:style>
    <style:style style:name="P29" style:family="paragraph" style:parent-style-name="Normal_20__28_Web_29_">
      <style:paragraph-properties fo:margin-top="0.0835in" fo:margin-bottom="0in" loext:contextual-spacing="false"/>
      <style:text-properties fo:color="#000000" style:font-name="Verdana" fo:font-size="14pt" fo:font-weight="bold" style:font-size-asian="14pt" style:font-weight-asian="bold" style:font-name-complex="Verdana1" style:font-size-complex="14pt" style:font-weight-complex="bold"/>
    </style:style>
    <style:style style:name="P30" style:family="paragraph" style:parent-style-name="Normal_20__28_Web_29_">
      <style:paragraph-properties fo:margin-left="0in" fo:margin-right="0.0299in" fo:margin-top="0.028in" fo:margin-bottom="0.0835in" loext:contextual-spacing="false" fo:text-indent="0in" style:auto-text-indent="false"/>
    </style:style>
    <style:style style:name="P31" style:family="paragraph" style:parent-style-name="Normal_20__28_Web_29_">
      <style:paragraph-properties fo:margin-left="0in" fo:margin-right="0.0299in" fo:margin-top="0.028in" fo:margin-bottom="0.0835in" loext:contextual-spacing="false" fo:text-indent="0in" style:auto-text-indent="false"/>
      <style:text-properties fo:color="#000000" fo:font-size="13.5pt" style:font-size-asian="13.5pt" style:font-size-complex="13.5pt"/>
    </style:style>
    <style:style style:name="P32" style:family="paragraph" style:parent-style-name="Footer">
      <style:paragraph-properties>
        <style:tab-stops>
          <style:tab-stop style:position="2.9528in" style:type="center"/>
          <style:tab-stop style:position="5.9055in" style:type="right"/>
          <style:tab-stop style:position="6.202in" style:type="right"/>
        </style:tab-stops>
      </style:paragraph-properties>
    </style:style>
    <style:style style:name="P33" style:family="paragraph" style:parent-style-name="Título3" style:master-page-name="Standard">
      <style:paragraph-properties fo:margin-top="0.1665in" fo:margin-bottom="0.0835in" loext:contextual-spacing="false" style:page-number="auto"/>
    </style:style>
    <style:style style:name="P34" style:family="paragraph">
      <loext:graphic-properties draw:fill="none"/>
      <style:paragraph-properties fo:text-align="center"/>
    </style:style>
    <style:style style:name="T1" style:family="text">
      <style:text-properties fo:color="#000000" style:font-name="Verdana" fo:font-size="13.5pt" fo:font-weight="bold" style:font-name-asian="Verdana1" style:font-size-asian="13.5pt" style:font-weight-asian="bold" style:font-name-complex="Verdana1" style:font-size-complex="13.5pt"/>
    </style:style>
    <style:style style:name="T2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3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4" style:family="text">
      <style:text-properties fo:color="#000000" style:font-name="Verdana" fo:font-size="10pt" style:font-size-asian="10pt" style:font-name-complex="Verdana1" style:font-size-complex="10pt"/>
    </style:style>
    <style:style style:name="T5" style:family="text"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T6" style:family="text">
      <style:text-properties fo:color="#000000" style:font-name="Verdana" fo:font-weight="bold" style:font-name-asian="Verdana1" style:font-weight-asian="bold" style:font-name-complex="Verdana1" style:font-weight-complex="bold"/>
    </style:style>
    <style:style style:name="T7" style:family="text">
      <style:text-properties fo:color="#000000" style:font-name="Verdana" fo:font-weight="bold" style:font-weight-asian="bold" style:font-name-complex="Verdana1" style:font-weight-complex="bold"/>
    </style:style>
    <style:style style:name="T8" style:family="text">
      <style:text-properties fo:color="#000000" style:font-name="Verdana" style:font-name-complex="Verdana1"/>
    </style:style>
    <style:style style:name="T9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000000" fo:font-size="13.5pt" style:font-size-asian="13.5pt" style:font-size-complex="13.5pt"/>
    </style:style>
    <style:style style:name="T14" style:family="text">
      <style:text-properties fo:color="#000000" fo:font-size="10pt" style:font-size-asian="10pt" style:font-size-complex="10pt"/>
    </style:style>
    <style:style style:name="T15" style:family="text">
      <style:text-properties fo:font-size="20pt" fo:font-style="italic" fo:font-weight="bold" style:font-size-asian="20pt" style:font-style-asian="italic" style:font-weight-asian="bold" style:font-size-complex="20pt" style:font-style-complex="italic"/>
    </style:style>
    <style:style style:name="T16" style:family="text">
      <style:text-properties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variant="small-caps" fo:color="#000000" style:font-name="Verdana" fo:font-size="12pt" style:font-size-asian="12pt" style:font-name-complex="Verdana1" style:font-size-complex="12pt"/>
    </style:style>
    <style:style style:name="T18" style:family="text">
      <style:text-properties fo:font-variant="small-caps" fo:color="#000000" style:font-name="Verdana" fo:font-size="12pt" style:font-size-asian="12pt" style:font-name-complex="Tahoma" style:font-size-complex="12pt"/>
    </style:style>
    <style:style style:name="T19" style:family="text">
      <style:text-properties fo:font-variant="small-caps" fo:color="#000000" fo:font-size="14pt" style:font-size-asian="14pt" style:font-size-complex="14pt"/>
    </style:style>
    <style:style style:name="T20" style:family="text">
      <style:text-properties fo:font-variant="small-caps" fo:color="#000000"/>
    </style:style>
    <style:style style:name="T21" style:family="text">
      <style:text-properties style:font-name="Verdana" fo:font-weight="bold" style:font-weight-asian="bold" style:font-name-complex="Verdana1"/>
    </style:style>
    <style:style style:name="T22" style:family="text">
      <style:text-properties style:font-name="Verdana" fo:font-size="10pt" style:font-size-asian="10pt" style:font-name-complex="Verdana1" style:font-size-complex="10pt"/>
    </style:style>
    <style:style style:name="T23" style:family="text">
      <style:text-properties style:font-name="Verdana" fo:font-size="10pt" fo:font-weight="bold" style:font-size-asian="10pt" style:font-weight-asian="bold" style:font-name-complex="Verdana1" style:font-size-complex="10pt"/>
    </style:style>
    <style:style style:name="T24" style:family="text">
      <style:text-properties style:font-name="Verdana" fo:font-size="11pt" fo:font-weight="bold" style:font-size-asian="11pt" style:font-weight-asian="bold" style:font-name-complex="Verdana1" style:font-size-complex="11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color="#008000"/>
    </style:style>
    <style:style style:name="T27" style:family="text">
      <style:text-properties fo:color="#008000" style:font-name="Verdana" fo:font-size="10pt" fo:font-weight="bold" style:font-size-asian="10pt" style:font-weight-asian="bold" style:font-name-complex="Verdana1" style:font-size-complex="10pt"/>
    </style:style>
    <style:style style:name="T28" style:family="text">
      <style:text-properties fo:color="#373737" style:font-name="Verdana" fo:font-size="6pt" fo:font-weight="bold" fo:background-color="#ffffff" loext:char-shading-value="0" style:font-size-asian="6pt" style:font-weight-asian="bold" style:font-name-complex="Verdana1" style:font-size-complex="6pt" style:font-weight-complex="bold"/>
    </style:style>
    <style:style style:name="T29" style:family="text">
      <style:text-properties style:font-size-complex="10pt"/>
    </style:style>
    <style:style style:name="T30" style:family="text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Título3">PLAN DE GESTIÓN DEL PROYECTO<text:line-break/></text:p>
      <text:p text:style-name="Standard"><text:span text:style-name="T1"><text:s/></text:span><text:span text:style-name="notranslate"><text:span text:style-name="T15">NUMERO: 1</text:span></text:span></text:p>
      <text:p text:style-name="Standard"/>
      <text:p text:style-name="Standard"/>
      <text:p text:style-name="Standard"/>
      <text:p text:style-name="Standard"><text:span text:style-name="notranslate"><text:span text:style-name="T15">CLIENTE: Apolo Pharmaceutics, <text:s/>Inc</text:span></text:span></text:p>
      <text:list xml:id="list1719656520" text:style-name="WWNum2">
        <text:list-item>
          <text:h text:style-name="P12" text:outline-level="1"><text:span text:style-name="notranslate"><text:span text:style-name="T16">PROYECTO:</text:span></text:span></text:h>
        </text:list-item>
      </text:list>
      <text:p text:style-name="P19"/>
      <text:p text:style-name="P18"><text:span text:style-name="notranslate"><text:span text:style-name="T2">Fecha:</text:span></text:span></text:p>
      <text:p text:style-name="P18"><text:span text:style-name="notranslate"><text:span text:style-name="T3"><text:line-break/>Autor: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8"><text:span text:style-name="notranslate"><text:span text:style-name="T6"><text:s/></text:span></text:span><text:span text:style-name="notranslate"><text:span text:style-name="T7">Versión Control Chart: </text:span></text:span></text:p>
      <text:p text:style-name="P29"><text:span text:style-name="notranslate"/></text:p>
      <text:p text:style-name="P18"><text:span text:style-name="T10">aaaaa</text:span></text:p>
      <text:p text:style-name="P18"><text:span text:style-name="T11"> </text:span></text:p>
      <text:list xml:id="list15746346302630" text:continue-numbering="true" text:style-name="WWNum2">
        <text:list-item>
          <text:h text:style-name="P13" text:outline-level="1"><text:span text:style-name="notranslate"><text:span text:style-name="T17">I- INTRODUCCIÓN</text:span></text:span></text:h>
        </text:list-item>
        <text:list-item>
          <text:h text:style-name="P13" text:outline-level="1"><text:span text:style-name="T12"><text:line-break/><text:line-break/> </text:span></text:h>
        </text:list-item>
        <text:list-item>
          <text:h text:style-name="P13" text:outline-level="1"><text:span text:style-name="notranslate"><text:span text:style-name="T17">II- ENFOQUE DE GESTIÓN DEL PROYECTO</text:span></text:span></text:h>
        </text:list-item>
        <text:list-item>
          <text:h text:style-name="P14" text:outline-level="1"><text:span text:style-name="notranslate"/></text:h>
        </text:list-item>
      </text:list>
      <text:p text:style-name="P18"> <text:line-break/><text:line-break/><text:span text:style-name="T21">III- ALCANCE DEL PROYECTO</text:span></text:p>
      <text:p text:style-name="P18"><text:span text:style-name="T11"><text:line-break/> </text:span></text:p>
      <text:p text:style-name="P23"/>
      <text:list xml:id="list15745568746222" text:continue-numbering="true" text:style-name="WWNum2">
        <text:list-item>
          <text:h text:style-name="P13" text:outline-level="1"><text:span text:style-name="notranslate"><text:span text:style-name="T17">IV- HITOS DEL PROYECTO</text:span></text:span></text:h>
        </text:list-item>
      </text:list>
      <text:p text:style-name="P18"><text:soft-page-break/></text:p>
      <text:p text:style-name="P18"><text:span text:style-name="notranslate"><text:span text:style-name="T22">Estos son los hitos básicos del proyecto. Cualquier cambio aprobado por el patrocinador del proyecto sera comunicado al equipo a la mayor brevedad posible.</text:span></text:span><text:span text:style-name="notranslate"><text:span text:style-name="T25"><text:line-break/></text:span></text:span> <text:span text:style-name="T11"> </text:span></text:p>
      <text:p text:style-name="P18"><text:span text:style-name="T13">aaaaa<text:line-break/></text:span></text:p>
      <text:list xml:id="list15745664766417" text:continue-numbering="true" text:style-name="WWNum2">
        <text:list-item>
          <text:h text:style-name="P13" text:outline-level="1"><text:span text:style-name="notranslate"><text:span text:style-name="T17">V- ESTRUCTURA Y DESGLOSE DE TAREAS, CRONOGRAMA </text:span></text:span></text:h>
        </text:list-item>
      </text:list>
      <text:p text:style-name="P18"><text:span text:style-name="T26"> </text:span></text:p>
      <text:p text:style-name="P18"><text:span text:style-name="notranslate"><text:span text:style-name="T22">Si existiese algún cambio en el mismo, el Gerente del Proyecto y el equipo determinarán el impacto del cambio en el cronograma, los costos, los recursos, el alcance y los riesgos.</text:span></text:span><text:span text:style-name="apple-converted-space"><text:span text:style-name="T22"> </text:span></text:span><text:span text:style-name="notranslate"><text:span text:style-name="T22">Si se determina que los impactos excederán las condiciones de los límites, entonces el pedido de cambio será enviado al Patrocinador del Proyecto para su revisión y aprobación.</text:span></text:span><text:span text:style-name="apple-converted-space"><text:span text:style-name="T22"> </text:span></text:span></text:p>
      <text:p text:style-name="P18"/>
      <text:p text:style-name="P18"><text:span text:style-name="notranslate"><text:span text:style-name="T4">La linea base y el cronograma del proyecto se muestran en el Apéndice A, el desglose de las tareas en el Apéndice B.</text:span></text:span></text:p>
      <text:p text:style-name="P18"><text:span text:style-name="T11"> </text:span></text:p>
      <text:p text:style-name="P24"/>
      <text:p text:style-name="P24"/>
      <text:p text:style-name="P24"/>
      <text:p text:style-name="P23"/>
      <text:list xml:id="list15745787635518" text:continue-numbering="true" text:style-name="WWNum2">
        <text:list-item>
          <text:h text:style-name="P13" text:outline-level="1"><text:span text:style-name="notranslate"><text:span text:style-name="T18">VI- <text:s/>PLAN DE GESTIÓN DEL CAMBIO</text:span></text:span></text:h>
        </text:list-item>
        <text:list-item>
          <text:h text:style-name="P15" text:outline-level="1"><text:span text:style-name="notranslate"/></text:h>
        </text:list-item>
      </text:list>
      <text:p text:style-name="P18"><text:span text:style-name="T22">A continuación presentamos la Junta de Control de Cambio y el proceso estándar que se seguirá básicamente para el manejo de los mismos:</text:span></text:p>
      <text:p text:style-name="P24"/>
      <text:p text:style-name="P18"><text:span text:style-name="T11">aaaaa</text:span></text:p>
      <text:p text:style-name="P24"/>
      <text:p text:style-name="P18"><text:span text:style-name="notranslate"><text:span text:style-name="T4">Los siguientes pasos comprenden el proceso de control de cambios de la organización que se utilizarán en este proyecto:</text:span></text:span></text:p>
      <text:p text:style-name="P18"> </text:p>
      <text:p text:style-name="P18"><text:soft-page-break/>aaaaa</text:p>
      <text:p text:style-name="P23"/>
      <text:p text:style-name="P23"/>
      <text:p text:style-name="P18"><text:span text:style-name="notranslate"><text:span text:style-name="T4">Todas las solicitudes de cambio (aprobados o no) serán registradas como tickets de cambio por el gerente de proyectos y serán monitoreadas mediante el dashboard hasta su finalización.<text:line-break/></text:span></text:span></text:p>
      <text:p text:style-name="P18"><text:span text:style-name="apple-converted-space"><text:span text:style-name="T4">Para mas detalles ver el documento “Plan de Gestión del Cambio”.</text:span></text:span></text:p>
      <text:p text:style-name="P18"/>
      <text:p text:style-name="P18"><text:span text:style-name="T11"> </text:span></text:p>
      <text:p text:style-name="P24"/>
      <text:list xml:id="list15745846059369" text:continue-numbering="true" text:style-name="WWNum2">
        <text:list-item>
          <text:h text:style-name="P13" text:outline-level="1"><text:span text:style-name="notranslate"><text:span text:style-name="T17">VII- PLAN DE GESTIÓN DE LAS COMUNICACIONES</text:span></text:span></text:h>
        </text:list-item>
      </text:list>
      <text:p text:style-name="P18"/>
      <text:p text:style-name="P18"><text:span text:style-name="notranslate"><text:span text:style-name="T4">El siguiente Plan de Gestión de Comunicaciones establece el marco de comunicaciones para este proyecto.</text:span></text:span><text:span text:style-name="apple-converted-space"><text:span text:style-name="T4"> </text:span></text:span><text:span text:style-name="notranslate"><text:span text:style-name="T4">Servirá de guía para las comunicaciones durante toda la vida del proyecto y se actualizará a medida que cambien los requisitos de comunicación dentro del proyecto.</text:span></text:span><text:span text:style-name="apple-converted-space"><text:span text:style-name="T13"> </text:span></text:span></text:p>
      <text:p text:style-name="P18"/>
      <text:p text:style-name="P18"><text:span text:style-name="apple-converted-space"><text:span text:style-name="T4">Para mas detalles ver el documento “Plan de Comunicaciones”.</text:span></text:span></text:p>
      <text:p text:style-name="P21"/>
      <text:p text:style-name="P18"><text:span text:style-name="T4">aaaaa</text:span></text:p>
      <text:p text:style-name="P18"><text:span text:style-name="T11"> <text:line-break/></text:span><text:span text:style-name="notranslate"><text:span text:style-name="T4">Los datos del equipo del proyecto para todas estas comunicaciones, son los siguiente:</text:span></text:span></text:p>
      <text:p text:style-name="P18"> <text:span text:style-name="T11">  </text:span></text:p>
      <text:p text:style-name="P18"><text:span text:style-name="T11">aaaaa</text:span></text:p>
      <text:p text:style-name="P24"/>
      <text:p text:style-name="P18"><text:span text:style-name="notranslate"><text:span text:style-name="T5">Conducta durante las reuniones:</text:span></text:span></text:p>
      <text:p text:style-name="P18"><text:span text:style-name="notranslate"><text:span text:style-name="T4"><text:line-break/>El Gerente del Proyecto distribuirá una agenda de los temas a tratar antes de la reunión. Se espera que todos los participantes revisen esta agenda antes de la misma.<text:line-break/>Es imprescindible que todos los participantes lleguen a cada reunión a tiempo y que todos los teléfonos celulares y demás dispositivos deberán apagarse o configurarse en modo de vibración para minimizar las distracciones.</text:span></text:span><text:span text:style-name="apple-converted-space"><text:span text:style-name="T4"> </text:span></text:span><text:span text:style-name="notranslate"><text:span text:style-name="T4">Las actas de la reunión se distribuirán a más tardar 24 horas después de cada reunión.</text:span></text:span></text:p>
      <text:p text:style-name="P18"><text:soft-page-break/><text:span text:style-name="T11"> </text:span></text:p>
      <text:p text:style-name="P18"><text:span text:style-name="notranslate"><text:span text:style-name="T5">Correos:</text:span></text:span></text:p>
      <text:p text:style-name="P18"><text:span text:style-name="notranslate"><text:span text:style-name="T11"><text:line-break/></text:span></text:span><text:span text:style-name="notranslate"><text:span text:style-name="T4">Todo el correo electrónico perteneciente a este proyecto deberá ser redactado de forma clara, concisa y profesional.</text:span></text:span><text:span text:style-name="apple-converted-space"><text:span text:style-name="T4"> </text:span></text:span><text:span text:style-name="notranslate"><text:span text:style-name="T4">El correo electrónico debe distribuirse a los participantes correctos del proyecto de acuerdo con la tabla de comunicación anterior basada en su contenido.</text:span></text:span><text:span text:style-name="apple-converted-space"><text:span text:style-name="T4"> </text:span></text:span><text:span text:style-name="notranslate"><text:span text:style-name="T4">Todos los archivos adjuntos deben estar en uno de los programas estándar de</text:span></text:span><text:span text:style-name="notranslate"><text:span text:style-name="T11"> </text:span></text:span><text:span text:style-name="notranslate"><text:span text:style-name="T4">software de la organización y adherirse a los formatos establecidos de la empresa.</text:span></text:span><text:span text:style-name="apple-converted-space"><text:span text:style-name="T13"> <text:line-break/></text:span></text:span><text:span text:style-name="apple-converted-space"><text:span text:style-name="T4">Si el mismo tratara de un problema, deberá</text:span></text:span><text:span text:style-name="notranslate"><text:span text:style-name="T4"> proporcionarse un breve antecedente sobre el mismo y proporcionar una recomendación para corregir el problema.</text:span></text:span><text:span text:style-name="apple-converted-space"><text:span text:style-name="T4"> </text:span></text:span><text:span text:style-name="notranslate"><text:span text:style-name="T4">El Gerente de proyecto debe ser incluido en cualquier correo electrónico que pudiese impactar en los ítems de tiempo, costo o alcance dentro de este proyecto o se relacione de alguna manera con los patrocinadores del mismo.</text:span></text:span></text:p>
      <text:p text:style-name="P18"><text:span text:style-name="T11"> </text:span></text:p>
      <text:p text:style-name="P18"><text:span text:style-name="notranslate"><text:span text:style-name="T5">Comunicaciones informales:</text:span></text:span></text:p>
      <text:p text:style-name="P18"><text:span text:style-name="notranslate"><text:span text:style-name="T4"><text:line-break/>Si bien la comunicación informal forma parte de todos los proyectos y es necesaria para la finalización exitosa del proyecto, cualquier cuestión, inquietud o actualización que surja de una discusión informal entre los miembros del equipo debe ser comunicada al gerente del proyecto para que se tomen las medidas apropiadas.<text:line-break/><text:line-break/></text:span></text:span><text:span text:style-name="apple-converted-space"><text:span text:style-name="T4">Para mas detalles ver el documento “Plan de Gestión de las Comunicaciones”.</text:span></text:span></text:p>
      <text:p text:style-name="P18"><text:span text:style-name="T4"><text:line-break/></text:span></text:p>
      <text:p text:style-name="P21"/>
      <text:list xml:id="list15747386556461" text:continue-numbering="true" text:style-name="WWNum2">
        <text:list-item>
          <text:h text:style-name="P13" text:outline-level="1"><text:span text:style-name="notranslate"><text:span text:style-name="T17">VIII- PLAN DE GESTIÓN DE COSTOS</text:span></text:span></text:h>
        </text:list-item>
      </text:list>
      <text:p text:style-name="P18"><text:span text:style-name="T26"> </text:span></text:p>
      <text:p text:style-name="P18"><text:span text:style-name="T26"> </text:span><text:span text:style-name="notranslate"><text:span text:style-name="T4">El gerente del proyecto será responsable de administrar e informar sobre el costo del proyecto a lo largo de la duración del proyecto.</text:span></text:span><text:span text:style-name="apple-converted-space"><text:span text:style-name="T4"> </text:span></text:span><text:span text:style-name="notranslate"><text:span text:style-name="T4">El gerente del proyecto presentará y revisará el desempeño del costo del proyecto durante la reunión del estado del proyecto mediante las métricas de valor ganado (EV por sus siglas en ingles) u otras similares útiles a tales efectos.<text:line-break/><text:line-break/>El gerente del proyecto es responsable de contabilizar las desviaciones de costos y presentar al patrocinador del proyecto opciones para volver a estar dentro de lo presupuestado.</text:span></text:span><text:span text:style-name="apple-converted-space"><text:span text:style-name="T4"> </text:span></text:span><text:span text:style-name="notranslate"><text:span text:style-name="T4">Todas las autoridades y decisiones presupuestarias, deberán ser vistas y aprobadas por el patrocinador de este proyecto.</text:span></text:span></text:p>
      <text:p text:style-name="P18"><text:span text:style-name="T4"> </text:span></text:p>
      <text:p text:style-name="P18"><text:span text:style-name="notranslate"><text:span text:style-name="T4">El gerente del Proyecto informará mensualmente al Patrocinador del Proyecto el Índice de Rendimiento de Costo y Cronograma (CPI y SPI, por sus siglas en ingles respectivamente).<text:line-break/><text:line-break/>Las variaciones del <text:s/>en el costo y los índices de desempeño del programa cambiarán el estado del costo a amarillo o precautorio.</text:span></text:span><text:span text:style-name="apple-converted-space"><text:span text:style-name="T4"> </text:span></text:span><text:span text:style-name="notranslate"><text:span text:style-name="T4">Estos serán reportados y si se determina que no hay impacto o mínimo en el costo del proyecto o en la línea de base del cronograma, puede que no se requiera ninguna acción.</text:span></text:span><text:span text:style-name="apple-converted-space"><text:span text:style-name="T4"> </text:span></text:span><text:span text:style-name="notranslate"><text:span text:style-name="T4">Las variaciones de costo del <text:s/>en el costo y los índices de desempeño de la planificación cambiarán el estado del costo a rojo o crítico.</text:span></text:span><text:span text:style-name="apple-converted-space"><text:span text:style-name="T4"> </text:span></text:span><text:span text:style-name="notranslate"><text:span text:style-name="T4">Estos serán reportados y requerirán acciones correctivas del gerente de proyecto para traer el costo y / o programar los índices de desempeño de nuevo en línea con la variación permitida.</text:span></text:span><text:span text:style-name="apple-converted-space"><text:span text:style-name="T4"> </text:span></text:span><text:span text:style-name="notranslate"><text:span text:style-name="T4">Cualquier acción correctiva requerirá una solicitud de cambio de proyecto y debe ser aprobada por los integrantes del cuadro de control de cambios antes de que pueda ser implementada.</text:span></text:span></text:p>
      <text:p text:style-name="P18"><text:span text:style-name="notranslate"><text:span text:style-name="T4">Los cálculos de valor ganado serán compilados por el gerente del proyecto y reportados en la reunión o reporte correspondiente del estado del proyecto.</text:span></text:span><text:span text:style-name="apple-converted-space"><text:span text:style-name="T4"> </text:span></text:span><text:span text:style-name="notranslate"><text:span text:style-name="T4">Si hay indicios de que estos valores se acercarán o alcanzarán la etapa crítica antes de una reunión posterior, el gerente del proyecto lo comunicará inmediatamente al patrocinador del proyecto.</text:span></text:span></text:p>
      <text:p text:style-name="P18"><text:span text:style-name="T11"> </text:span></text:p>
      <text:list xml:id="list15746892987643" text:continue-numbering="true" text:style-name="WWNum2">
        <text:list-item>
          <text:h text:style-name="P13" text:outline-level="1"><text:span text:style-name="apple-converted-space"><text:span text:style-name="T4">Para mas detalles ver el documento “Plan de Gestión de Costos”.</text:span></text:span></text:h>
        </text:list-item>
        <text:list-item>
          <text:h text:style-name="P13" text:outline-level="1"/>
        </text:list-item>
        <text:list-item>
          <text:h text:style-name="P13" text:outline-level="1"><text:span text:style-name="notranslate"><text:span text:style-name="T19"><text:line-break/></text:span></text:span><text:span text:style-name="notranslate"><text:span text:style-name="T17">IX- PLAN DE GESTIÓN DE LAS ADQUISICIONES</text:span></text:span></text:h>
        </text:list-item>
      </text:list>
      <text:p text:style-name="P18"/>
      <text:p text:style-name="P18"><text:span text:style-name="notranslate"><text:span text:style-name="T4">El Gerente de proyecto proveerá supervisión y administración para todas las actividades de adquisición bajo este proyecto.</text:span></text:span><text:span text:style-name="apple-converted-space"><text:span text:style-name="T4"> </text:span></text:span><text:span text:style-name="notranslate"><text:span text:style-name="T4">El Gerente de proyecto está autorizado para la aprobación de todas las acciones de adquisición hasta .</text:span></text:span><text:span text:style-name="apple-converted-space"><text:span text:style-name="T4"> <text:line-break/><text:line-break/></text:span></text:span><text:span text:style-name="notranslate"><text:span text:style-name="T4">Cualquier acción de compra que exceda esta cantidad debe ser aprobada por el Patrocinador del Proyecto.</text:span></text:span></text:p>
      <text:p text:style-name="P18"><text:span text:style-name="notranslate"><text:span text:style-name="T4"><text:line-break/>En caso de que se requiera una contratación, el Gerente del Proyecto será responsable de la administración de cualquier proveedor o recurso externo seleccionado.</text:span></text:span></text:p>
      <text:p text:style-name="P18"><text:soft-page-break/><text:span text:style-name="T11"> </text:span></text:p>
      <text:p text:style-name="P18"><text:span text:style-name="apple-converted-space"><text:span text:style-name="T4">Para mas detalles ver el documento “Plan de Gestión de Adquisiciones” del proyecto.</text:span></text:span></text:p>
      <text:p text:style-name="P18"/>
      <text:p text:style-name="P24"/>
      <text:p text:style-name="P18"><text:span text:style-name="T11"> </text:span></text:p>
      <text:list xml:id="list15746626767422" text:continue-numbering="true" text:style-name="WWNum2">
        <text:list-item>
          <text:h text:style-name="P13" text:outline-level="1"><text:span text:style-name="notranslate"><text:span text:style-name="T17">X- PLAN DE GESTIÓN DEL ALCANCE</text:span></text:span></text:h>
        </text:list-item>
      </text:list>
      <text:p text:style-name="P18"><text:span text:style-name="T26"> </text:span></text:p>
      <text:p text:style-name="P18"><text:span text:style-name="notranslate"><text:span text:style-name="T4">La gestión del alcance de este proyecto será responsabilidad del gerente del proyecto.</text:span></text:span><text:span text:style-name="apple-converted-space"><text:span text:style-name="T4"> </text:span></text:span><text:span text:style-name="notranslate"><text:span text:style-name="T4">El alcance para este proyecto se define por la declaración de alcance o contrato de trabajo (SOW), la estructura de desglose de trabajo y el diccionario de tareas.</text:span></text:span><text:span text:style-name="apple-converted-space"><text:span text:style-name="T4"> </text:span></text:span><text:span text:style-name="notranslate"><text:span text:style-name="T4">El gerente de proyecto, el patrocinador y las partes interesadas establecerán y aprobarán la documentación para medir el alcance del proyecto, que incluirán reportes de verificación de calidad, los entregables y las medidas de desempeño laboral.</text:span></text:span></text:p>
      <text:p text:style-name="P18"><text:span text:style-name="T4"> </text:span></text:p>
      <text:p text:style-name="P18"><text:span text:style-name="notranslate"><text:span text:style-name="T4">Los cambios de alcance propuestos pueden ser iniciados por el gerente del proyecto, las partes interesadas o cualquier miembro del equipo del proyecto.</text:span></text:span><text:span text:style-name="apple-converted-space"><text:span text:style-name="T4"> </text:span></text:span><text:span text:style-name="notranslate"><text:span text:style-name="T4">Todas las solicitudes de cambio serán enviadas al gerente de proyecto, quien luego evaluará el cambio de alcance solicitado.</text:span></text:span><text:span text:style-name="apple-converted-space"><text:span text:style-name="T4"> </text:span></text:span><text:span text:style-name="notranslate"><text:span text:style-name="T4">Tras la aceptación de la solicitud de cambio de alcance, el gerente del proyecto presentará la solicitud de cambio de alcance a la junta de control de cambios y al patrocinador del proyecto para su aceptación. Tras la aprobación de los cambios de alcance por parte de la junta de control del cambio y el patrocinador del proyecto, el gerente del proyecto actualizará todos los documentos del proyecto y comunicará el cambio del alcance a todas las partes interesadas.</text:span></text:span><text:span text:style-name="apple-converted-space"><text:span text:style-name="T4"> </text:span></text:span><text:span text:style-name="notranslate"><text:span text:style-name="T4">Basándose en la retro alimentación y el aporte del gerente del proyecto y de las partes interesadas, el patrocinador del proyecto es responsable de la aceptación de los resultados finales del proyecto y el alcance del proyecto.</text:span></text:span></text:p>
      <text:p text:style-name="P18"><text:span text:style-name="T4"> </text:span></text:p>
      <text:p text:style-name="P18"><text:span text:style-name="notranslate"><text:span text:style-name="T4">El patrocinador del proyecto es responsable de aceptar formalmente la entrega final del proyecto.</text:span></text:span><text:span text:style-name="apple-converted-space"><text:span text:style-name="T4"> </text:span></text:span><text:span text:style-name="notranslate"><text:span text:style-name="T4">Esta aceptación se basará en una revisión de toda la documentación del proyecto, los resultados de las pruebas, los resultados del prototipo y la finalización de todas las tareas / paquetes de trabajo y funcionalidad del producto.</text:span></text:span></text:p>
      <text:p text:style-name="P18"><text:span text:style-name="T11"> <text:line-break/></text:span><text:span text:style-name="apple-converted-space"><text:span text:style-name="T4">Para mas detalles ver el documento “Plan de Gestión de Alcance” del proyecto.</text:span></text:span></text:p>
      <text:p text:style-name="P18"/>
      <text:list xml:id="list15745931901657" text:continue-numbering="true" text:style-name="WWNum2">
        <text:list-item>
          <text:h text:style-name="P13" text:outline-level="1"><text:span text:style-name="notranslate"><text:span text:style-name="T17"><text:line-break/><text:line-break/>XI- PLAN DE GESTIÓN DEL CRONOGRAMA</text:span></text:span></text:h>
        </text:list-item>
      </text:list>
      <text:p text:style-name="P18"><text:span text:style-name="notranslate"><text:span text:style-name="T4"><text:line-break/>Los roles y responsabilidades para el desarrollo del cronograma son los siguientes:</text:span></text:span></text:p>
      <text:p text:style-name="P18"> </text:p>
      <text:p text:style-name="P18"/>
      <text:p text:style-name="P18"/>
      <text:p text:style-name="P18"><text:span text:style-name="notranslate"><text:span text:style-name="T4">El equipo del proyecto es responsable de participar en la definición del paquete de trabajo, secuenciación, duración y estimación de recursos.</text:span></text:span><text:span text:style-name="apple-converted-space"><text:span text:style-name="T4"> </text:span></text:span><text:span text:style-name="notranslate"><text:span text:style-name="T4">El equipo del proyecto también revisará y validará el horario propuesto y realizará las actividades asignadas una vez que el horario sea aprobado.<text:line-break/></text:span></text:span></text:p>
      <text:p text:style-name="P18"><text:span text:style-name="notranslate"><text:span text:style-name="T4">El patrocinador del proyecto participará en las revisiones del horario propuesto y aprobará el cronograma final antes de que esté alineado.</text:span></text:span></text:p>
      <text:p text:style-name="P18"><text:soft-page-break/><text:span text:style-name="T4"> </text:span></text:p>
      <text:p text:style-name="P18"><text:span text:style-name="notranslate"><text:span text:style-name="T4">Los interesados </text:span></text:span><text:span text:style-name="notranslate"><text:span text:style-name="T14">​​</text:span></text:span><text:span text:style-name="notranslate"><text:span text:style-name="T4">del proyecto participarán en las revisiones del programa propuesto y ayudarán en su validación.</text:span></text:span></text:p>
      <text:p text:style-name="P21"/>
      <text:p text:style-name="P18"><text:span text:style-name="apple-converted-space"><text:span text:style-name="T4">Para mas detalles ver el documento “Plan de Gestión de la Planificación” del proyecto.</text:span></text:span><text:span text:style-name="T11"><text:line-break/></text:span><text:span text:style-name="T8"> <text:line-break/><text:line-break/></text:span></text:p>
      <text:list xml:id="list15746130093171" text:continue-numbering="true" text:style-name="WWNum2">
        <text:list-item>
          <text:h text:style-name="P13" text:outline-level="1"><text:span text:style-name="notranslate"><text:span text:style-name="T17">XII- PLAN DE GESTIÓN DE LA CALIDAD</text:span></text:span></text:h>
        </text:list-item>
      </text:list>
      <text:p text:style-name="P18"><text:span text:style-name="T26"> </text:span></text:p>
      <text:p text:style-name="P18"><text:span text:style-name="notranslate"><text:span text:style-name="T4">El control de calidad para este proyecto utilizará herramientas y metodologías incluidas en la herramienta TaskControl, para asegurar que todas las entregas del proyecto cumplan con los estándares de calidad aprobados.</text:span></text:span><text:span text:style-name="apple-converted-space"><text:span text:style-name="T4"> </text:span></text:span><text:span text:style-name="notranslate"><text:span text:style-name="T4">Si el promotor del proyecto y la junta de control de cambios propusieran y aprobaran los cambios, el gerente del proyecto será responsable de comunicar los cambios al equipo del proyecto y de actualizar todos los planes y documentación del proyecto</text:span></text:span><text:span text:style-name="notranslate"><text:span text:style-name="T11">.</text:span></text:span></text:p>
      <text:p text:style-name="P18"><text:span text:style-name="T11"> </text:span></text:p>
      <text:p text:style-name="P30"><text:span text:style-name="apple-converted-space"><text:span text:style-name="T4">Para mas detalles ver el documento “Plan de Gestión de la Calidad” del proyecto.</text:span></text:span><text:span text:style-name="T11"><text:line-break/></text:span></text:p>
      <text:p text:style-name="P31"/>
      <text:list xml:id="list15746315548600" text:continue-numbering="true" text:style-name="WWNum2">
        <text:list-item>
          <text:h text:style-name="P13" text:outline-level="1"><text:span text:style-name="T17">XIII- PLAN DE GESTIÓN DE RIESGOS</text:span></text:h>
        </text:list-item>
      </text:list>
      <text:p text:style-name="P18"><text:span text:style-name="T11"> </text:span></text:p>
      <text:list xml:id="list15746965561673" text:continue-numbering="true" text:style-name="WWNum2">
        <text:list-item>
          <text:h text:style-name="P13" text:outline-level="1"><text:span text:style-name="notranslate"><text:span text:style-name="T17">identificación y registro de riesgos</text:span></text:span></text:h>
        </text:list-item>
      </text:list>
      <text:p text:style-name="P18"><text:span text:style-name="T20"> </text:span></text:p>
      <text:p text:style-name="P18"><text:span text:style-name="T4">La identificación y registro de riesgos para este proyecto se proporciona en el </text:span><text:span text:style-name="T5">Apéndice C</text:span><text:span text:style-name="T4">, Identificación</text:span><text:span text:style-name="T5"> de Riesgos.</text:span></text:p>
      <text:p text:style-name="P18"><text:span text:style-name="T4"><text:line-break/></text:span><text:span text:style-name="apple-converted-space"><text:span text:style-name="T4">Para mas detalles ver el documento “Plan de Gestión de Riesgos” del proyecto.</text:span></text:span></text:p>
      <text:p text:style-name="P22"/>
      <text:p text:style-name="P18"><text:span text:style-name="T11"> </text:span></text:p>
      <text:p text:style-name="P24"/>
      <text:list xml:id="list15746761589584" text:continue-numbering="true" text:style-name="WWNum2">
        <text:list-item>
          <text:h text:style-name="P13" text:outline-level="1"><text:span text:style-name="T17">XIV- PLAN DE GESTIÓN DEL EQUIPO</text:span></text:h>
        </text:list-item>
      </text:list>
      <text:p text:style-name="P18"> </text:p>
      <text:p text:style-name="P18"><text:soft-page-break/>aaaaa</text:p>
      <text:p text:style-name="P26"/>
      <text:p text:style-name="P18"><text:span text:style-name="T4">El gerente del proyecto negociará con el resto de las áreas necesarias para identificar y asignar los recursos idóneas para este proyecto.</text:span><text:span text:style-name="apple-converted-space"><text:span text:style-name="T4"> </text:span></text:span><text:span text:style-name="T4">Todos los recursos deben ser aprobados por el área interna correspondiente y el cliente antes que puedan comenzar en cualquier trabajo del proyecto.</text:span><text:span text:style-name="apple-converted-space"><text:span text:style-name="T4"> </text:span></text:span><text:span text:style-name="notranslate"><text:span text:style-name="T4">El equipo de trabajo trabajara de lunes a viernes en el horario de <text:s/>hasta <text:s/>para este proyecto y estará mayoritariamente localizado en <text:s/>o en .</text:span></text:span></text:p>
      <text:p text:style-name="P18"><text:span text:style-name="T11"> </text:span></text:p>
      <text:p text:style-name="P23"/>
      <text:list xml:id="list15746764444279" text:continue-numbering="true" text:style-name="WWNum2">
        <text:list-item>
          <text:h text:style-name="P13" text:outline-level="1"><text:span text:style-name="T17">cronograma de recursos</text:span></text:h>
        </text:list-item>
      </text:list>
      <text:p text:style-name="P18"><text:span text:style-name="T26"> </text:span></text:p>
      <text:p text:style-name="P18"><text:span text:style-name="T4">Para la ejecución exitosa de este proyecto, se contara con los siguientes recursos/roles:</text:span></text:p>
      <text:p text:style-name="P23"/>
      <text:p text:style-name="P18"><text:span text:style-name="T13">aaaaa</text:span></text:p>
      <text:p text:style-name="P23"/>
      <text:p text:style-name="P18"><text:span text:style-name="T4">La semanas de trabajo serán de 40 horas totales.</text:span></text:p>
      <text:p text:style-name="P18"><text:span text:style-name="T4">No se trabajaran normalmente feriados ni fines de semana.<text:line-break/><text:line-break/>En caso se necesiten mas horas de esfuerzo o la asignación de nuevos recursos al equipo, se deberá contar con la previa aprobación del patrocinador del proyecto y se solicitaran con un anticipación mínima de [DÍAS_ANTICIPACIÓN] días. </text:span></text:p>
      <text:p text:style-name="P18"><text:span text:style-name="T4"> </text:span></text:p>
      <text:p text:style-name="P18"><text:span text:style-name="apple-converted-space"><text:span text:style-name="T4">Para mas detalles ver el documento “Plan de Recursos Humanos” del proyecto.</text:span></text:span></text:p>
      <text:p text:style-name="P23"/>
      <text:p text:style-name="P23"/>
      <text:p text:style-name="P18"><text:span text:style-name="T11"> </text:span></text:p>
      <text:list xml:id="list15746469456397" text:continue-numbering="true" text:style-name="WWNum2">
        <text:list-item>
          <text:h text:style-name="P13" text:outline-level="1"><text:span text:style-name="T17">XV- LINEA BASE DE COSTOS</text:span></text:h>
        </text:list-item>
      </text:list>
      <text:p text:style-name="P18"><text:span text:style-name="T26"> </text:span></text:p>
      <text:p text:style-name="P18"><text:span text:style-name="T22">Se presenta a continuación la linea de base de costos para el proyecto hasta su finalización con éxito:</text:span></text:p>
      <text:p text:style-name="P27"><text:soft-page-break/></text:p>
      <text:p text:style-name="P11">aaaaa</text:p>
      <text:p text:style-name="P11"/>
      <text:p text:style-name="P18"><text:span text:style-name="apple-converted-space"><text:span text:style-name="T4">Para mas detalles ver el documento “Plan de Gestión de Costos” del proyecto.</text:span></text:span></text:p>
      <text:h text:style-name="P16" text:outline-level="1"/>
      <text:p text:style-name="P6"/>
      <text:list xml:id="list15745573962704" text:continue-numbering="true" text:style-name="WWNum2">
        <text:list-item>
          <text:h text:style-name="P13" text:outline-level="1"><text:span text:style-name="T17">XVI- LINEA BASE DE CALIDAD</text:span><text:span text:style-name="T27"><text:line-break/> </text:span></text:h>
        </text:list-item>
      </text:list>
      <text:p text:style-name="P18"><text:span text:style-name="T4">Este proyecto deberá cumplir con las siguientes métricas de calidad preestablecidos:</text:span></text:p>
      <text:p text:style-name="P21"/>
      <text:p text:style-name="P18"><text:span text:style-name="T4">aaaaa</text:span></text:p>
      <text:p text:style-name="P21"/>
      <text:p text:style-name="P18"><text:span text:style-name="T4"><text:line-break/>Para mas detalles ver el documento “Plan de Gestión de la Calidad” del proyecto.</text:span></text:p>
      <text:p text:style-name="P18"/>
      <text:p text:style-name="P24"/>
      <text:p text:style-name="P24"/>
      <text:p text:style-name="P18"><text:span text:style-name="T7">XVII- ACEPTACIÓN:<text:line-break/></text:span></text:p>
      <text:p text:style-name="P18"><text:span text:style-name="T4">Los patrocinadores dan conformidad del entendimiento de este documento y al firmar indican la aprobación del mismo:</text:span></text:p>
      <text:p text:style-name="P25"/>
      <text:p text:style-name="P18"><text:span text:style-name="T5">aaaaa</text:span></text:p>
      <text:p text:style-name="P25"/>
      <text:p text:style-name="P18"><text:span text:style-name="T23">Notas:</text:span></text:p>
      <text:p text:style-name="Normal_20__28_Web_29_"><text:soft-page-break/><text:span text:style-name="T23">Todas las cifras expresadas en: (USD) United States Dollar.<text:line-break/>No se incluyen impuestos en los valores aquí presentados.<text:line-break/></text:span></text:p>
      <text:h text:style-name="P17" text:outline-level="1"/>
      <text:p text:style-name="P7"/>
      <text:p text:style-name="P7"/>
      <text:p text:style-name="Text_20_body"/>
      <text:p text:style-name="P8"/>
      <text:p text:style-name="P8"/>
      <text:p text:style-name="P8"/>
      <text:p text:style-name="P8"/>
      <text:p text:style-name="P8"/>
      <text:p text:style-name="P9"><text:span text:style-name="T24">APÉNDICE “A”</text:span></text:p>
      <text:p text:style-name="P8"/>
      <text:p text:style-name="P9"><text:span text:style-name="T24">CRONOGRAMA O LINEA BASE DEL PROYECTO</text:span></text:p>
      <text:p text:style-name="P10"/>
      <text:p text:style-name="Text_20_body"><text:span text:style-name="T13">aaaaa</text:span></text:p>
      <text:p text:style-name="P18"><text:span text:style-name="T13"><text:line-break/></text:span><text:span text:style-name="T4">Las tareas podrían variar dependiendo de los potenciales cambios durante el ciclo de vida del proyecto.</text:span></text:p>
      <text:p text:style-name="P1"/>
      <text:p text:style-name="P1"/>
      <text:p text:style-name="P1"/>
      <text:p text:style-name="P1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1">APÉNDICE B</text:span></text:p>
      <text:p text:style-name="P4"/>
      <text:p text:style-name="P10"/>
      <text:p text:style-name="P5"/>
      <text:p text:style-name="P2"><text:span text:style-name="T21">DESGLOSE DE TAREAS</text:span></text:p>
      <text:p text:style-name="P3"/>
      <text:p text:style-name="Standard"><text:span text:style-name="T21">aaaaa</text:span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1">APÉNDICE C</text:span></text:p>
      <text:p text:style-name="P4"><text:soft-page-break/></text:p>
      <text:p text:style-name="P5"/>
      <text:p text:style-name="P2"><text:span text:style-name="T21">IDENTIFICACIÓN DE RIESGOS</text:span><text:span text:style-name="T8"> </text:span></text:p>
      <text:p text:style-name="Standard"/>
      <text:p text:style-name="Standard">aa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3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Microsoft YaHei" style:font-family-asian="'Microsoft YaHei'" style:font-family-generic-asian="system" style:font-pitch-asian="variable" style:font-size-asian="28pt" style:font-weight-asian="bold" style:font-name-complex="Mangal" style:font-family-complex="Mangal" style:font-family-generic-complex="system" style:font-pitch-complex="variable" style:font-size-complex="28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ido_20_del_20_marco" style:display-name="Contenido del marco" style:family="paragraph" style:parent-style-name="Standard" style:default-outline-level=""/>
    <style:style style:name="western" style:family="paragraph" style:parent-style-name="Standard" style:default-outline-level="">
      <style:paragraph-properties fo:margin-top="0.1945in" fo:margin-bottom="0.0984in" loext:contextual-spacing="false" fo:line-height="120%" fo:hyphenation-ladder-count="no-limit"/>
      <style:text-properties fo:color="#000000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1" style:display-name="Fuente de párrafo predeter.1" style:family="text"/>
    <style:style style:name="notranslate" style:family="text" style:parent-style-name="Fuente_20_de_20_párrafo_20_predeter.1"/>
    <style:style style:name="Número_20_de_20_página" style:display-name="Número de página" style:family="text" style:parent-style-name="Fuente_20_de_20_párrafo_20_predeter.1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in" fo:margin-bottom="0in" loext:contextual-spacing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ooter">
      <style:paragraph-properties>
        <style:tab-stops>
          <style:tab-stop style:position="2.9528in" style:type="center"/>
          <style:tab-stop style:position="5.9055in" style:type="right"/>
          <style:tab-stop style:position="6.202in" style:type="right"/>
        </style:tab-stops>
      </style:paragraph-properties>
    </style:style>
    <style:style style:name="MT1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MT2" style:family="text">
      <style:text-properties fo:color="#373737" style:font-name="Verdana" fo:font-size="6pt" fo:font-weight="bold" fo:background-color="#ffffff" loext:char-shading-value="0" style:font-size-asian="6pt" style:font-weight-asian="bold" style:font-name-complex="Verdana1" style:font-size-complex="6pt" style:font-weight-complex="bold"/>
    </style:style>
    <style:style style:name="MT3" style:family="text"/>
    <style:style style:name="MT4" style:family="text">
      <style:text-properties style:font-size-complex="10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as-char" draw:z-index="14" draw:style-name="Mgr1" draw:text-style-name="MP2" svg:width="1.0413in" svg:height="0.7295in"><draw:image xlink:href="Pictures/1000000000000298000001D10B8148A5B809B120.jpg" xlink:type="simple" xlink:show="embed" xlink:actuate="onLoad"><text:p/></draw:image></draw:frame><text:span text:style-name="MT1"><text:tab/><text:tab/><text:tab/><text:tab/><text:tab/><text:tab/><text:tab/><text:tab/> <text:s text:c="4"/></text:span><draw:frame text:anchor-type="as-char" draw:z-index="29" draw:style-name="Mgr1" draw:text-style-name="MP2" svg:width="0.8752in" svg:height="0.7295in"><draw:image xlink:href="Pictures/10000201000000F6000000CDD994C7152F9285BD.png" xlink:type="simple" xlink:show="embed" xlink:actuate="onLoad"><text:p/></draw:image></draw:frame></text:p>
        <text:p text:style-name="Header"><text:tab/></text:p>
      </style:header>
      <style:footer>
        <text:p text:style-name="MP3"><text:span text:style-name="MT2">@Copyright 2017-2022, TaskControl PMS . All Rights Reserved. Reproduction or adaptation without permission is prohibited. <text:line-break/> <text:s text:c="199"/></text:span><text:span text:style-name="Número_20_de_20_página"><text:page-number text:select-page="current">15</text:page-number></text:span><text:span text:style-name="MT2"><text:s text:c="3"/> </text:span><text:span text:style-name="MT4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07:39:00</meta:creation-date>
    <dc:language>es-CL</dc:language>
    <dc:date>2021-09-24T21:17:41</dc:date>
    <meta:editing-cycles>20</meta:editing-cycles>
    <dc:title>PLAN DE GESTION DEL PROYECTO</dc:title>
    <meta:editing-duration>PT28M</meta:editing-duration>
    <meta:generator>LibreOffice/6.0.7.3$Linux_X86_64 LibreOffice_project/00m0$Build-3</meta:generator>
    <meta:document-statistic meta:table-count="0" meta:image-count="0" meta:object-count="0" meta:page-count="15" meta:paragraph-count="130" meta:word-count="1894" meta:character-count="12170" meta:non-whitespace-character-count="10055"/>
    <meta:template xlink:type="simple" xlink:actuate="onRequest" xlink:title="Normal_x005F_x005F_x005F_x005F_x005F_x005F_x005F_x005F_x005F_x005F_x005F_x0000_" xlink:href=""/>
  </office:meta>
</office:document-meta>
</file>